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>
      <loext:graphic-properties draw:fill="none" draw:fill-color="#ffffff"/>
      <style:text-properties style:font-name="arial"/>
    </style:style>
    <style:style style:name="P2" style:family="paragraph">
      <style:text-properties fo:font-size="12pt"/>
    </style:style>
    <style:style style:name="P3" style:family="paragraph">
      <style:paragraph-properties fo:text-align="center"/>
    </style:style>
    <style:style style:name="T1" style:family="text">
      <style:text-properties style:font-name="arial" fo:font-size="10pt" style:font-size-asian="8pt" style:font-size-complex="10pt"/>
    </style:style>
    <style:style style:name="gr1" style:family="graphic">
      <style:graphic-properties draw:stroke="solid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1.949cm" fo:min-width="8.59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1.478cm" fo:min-width="3.72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custom-shape text:anchor-type="paragraph" draw:z-index="3" draw:name="Shape 4" draw:style-name="gr4" svg:width="3.723cm" svg:height="1.479cm" svg:x="14.025cm" svg:y="3.376cm"><text:p>Binary File Folder</text:p><draw:enhanced-geometry svg:viewBox="0 0 21600 21600" draw:type="rectangle" draw:enhanced-path="M 0 0 L 21600 0 21600 21600 0 21600 0 0 Z N"/></draw:custom-shape><draw:custom-shape text:anchor-type="paragraph" draw:z-index="2" draw:name="Shape 3" draw:style-name="gr4" svg:width="3.723cm" svg:height="1.479cm" svg:x="9.181cm" svg:y="3.346cm"><text:p>Utilities Folder</text:p><draw:enhanced-geometry svg:viewBox="0 0 21600 21600" draw:type="rectangle" draw:enhanced-path="M 0 0 L 21600 0 21600 21600 0 21600 0 0 Z N"/></draw:custom-shape><draw:custom-shape text:anchor-type="paragraph" draw:z-index="1" draw:name="Shape 2" draw:style-name="gr4" svg:width="3.723cm" svg:height="1.479cm" svg:x="4.337cm" svg:y="3.346cm"><text:p>Interface Folder</text:p><draw:enhanced-geometry svg:viewBox="0 0 21600 21600" draw:type="rectangle" draw:enhanced-path="M 0 0 L 21600 0 21600 21600 0 21600 0 0 Z N"/></draw:custom-shape><draw:custom-shape text:anchor-type="paragraph" draw:z-index="0" draw:name="Shape 1" draw:style-name="gr4" svg:width="3.723cm" svg:height="1.479cm" svg:x="-0.803cm" svg:y="3.346cm"><text:p>AI Folder</text:p><draw:enhanced-geometry svg:viewBox="0 0 21600 21600" draw:type="rectangle" draw:enhanced-path="M 0 0 L 21600 0 21600 21600 0 21600 0 0 Z N"/></draw:custom-shape><draw:line text:anchor-type="paragraph" draw:z-index="4" draw:name="Line 1" draw:style-name="gr3" draw:text-style-name="P3" svg:x1="2.799cm" svg:y1="4.824cm" svg:x2="5.664cm" svg:y2="9.223cm"><text:p/></draw:line><draw:line text:anchor-type="paragraph" draw:z-index="5" draw:name="Line 2" draw:style-name="gr3" draw:text-style-name="P3" svg:x1="14.025cm" svg:y1="4.854cm" svg:x2="12.072cm" svg:y2="9.519cm"><text:p/></draw:line><draw:line text:anchor-type="paragraph" draw:z-index="6" draw:name="Line 3" draw:style-name="gr3" draw:text-style-name="P3" svg:x1="7.557cm" svg:y1="4.824cm" svg:x2="10.39cm" svg:y2="9.371cm"><text:p/></draw:line><draw:line text:anchor-type="paragraph" draw:z-index="7" draw:name="Line 4" draw:style-name="gr3" draw:text-style-name="P3" svg:x1="9.181cm" svg:y1="4.824cm" svg:x2="7.11cm" svg:y2="9.253cm"><text:p/></draw:line><draw:line text:anchor-type="paragraph" draw:z-index="8" draw:name="Horizontal line 1" draw:style-name="gr3" draw:text-style-name="P3" svg:x1="11.663cm" svg:y1="13.504cm" svg:x2="13.425cm" svg:y2="13.504cm"><text:p/></draw:line><draw:custom-shape text:anchor-type="paragraph" draw:z-index="9" draw:name="Shape 5" draw:style-name="gr2" draw:text-style-name="P2" svg:width="8.594cm" svg:height="1.95cm" svg:x="4.306cm" svg:y="9.253cm"><text:p text:style-name="P2">Jarvis</text:p><draw:enhanced-geometry svg:viewBox="0 0 21600 21600" draw:type="rectangle" draw:enhanced-path="M 0 0 L 21600 0 21600 21600 0 21600 0 0 Z N"/></draw:custom-shape><draw:frame text:anchor-type="paragraph" draw:z-index="10" draw:name="Text Frame 1" draw:style-name="gr1" draw:text-style-name="P1" svg:width="3.749cm" svg:height="2.031cm" svg:x="4.337cm" svg:y="1.161cm"><draw:text-box><text:p><text:span text:style-name="T1">Contains the front-end communication methods, such as Discord, Terminal, Voice, etc.</text:span></text:p></draw:text-box></draw:frame><draw:frame text:anchor-type="paragraph" draw:z-index="11" draw:name="Text Frame 2" draw:style-name="gr1" draw:text-style-name="P1" svg:width="3.749cm" svg:height="2.031cm" svg:x="-0.831cm" svg:y="1.191cm"><draw:text-box><text:p><text:span text:style-name="T1">Contains the code for a Long Short Term Memory intent classifier, using the Janex PyTorch library.</text:span></text:p></draw:text-box></draw:frame><draw:frame text:anchor-type="paragraph" draw:z-index="12" draw:name="Text Frame 3" draw:style-name="gr1" draw:text-style-name="P1" svg:width="3.749cm" svg:height="2.842cm" svg:x="9.181cm" svg:y="0.37cm"><draw:text-box><text:p><text:span text:style-name="T1">Contains the system-level codes, such as the background automatic processes and fail-safe processes, as well as the practical functions.</text:span></text:p></draw:text-box></draw:frame><draw:frame text:anchor-type="paragraph" draw:z-index="13" draw:name="Text Frame 4" draw:style-name="gr1" draw:text-style-name="P1" svg:width="3.749cm" svg:height="2.031cm" svg:x="13.998cm" svg:y="1.346cm"><draw:text-box><text:p><text:span text:style-name="T1">Contains the trained .pth intents and the binary-compressed speech generation dictionary.</text:span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0:20:44.675627349</meta:creation-date>
    <dc:date>2023-11-09T10:37:23.864184407</dc:date>
    <meta:editing-duration>PT16M39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4.5.1$Linux_X86_64 LibreOffice_project/40$Build-1</meta:generator>
  </office:meta>
</office:document-meta>
</file>